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10faa8" officeooo:paragraph-rsid="0017cd91"/>
    </style:style>
    <style:style style:name="P2" style:family="paragraph" style:parent-style-name="Standard">
      <style:paragraph-properties fo:text-align="center" style:justify-single-word="false"/>
      <style:text-properties officeooo:rsid="0010faa8" officeooo:paragraph-rsid="0017cd91"/>
    </style:style>
    <style:style style:name="P3" style:family="paragraph" style:parent-style-name="Standard">
      <style:text-properties officeooo:rsid="0010faa8" officeooo:paragraph-rsid="0017cd91"/>
    </style:style>
    <style:style style:name="P4" style:family="paragraph" style:parent-style-name="Standard">
      <style:paragraph-properties fo:line-height="115%"/>
      <style:text-properties officeooo:rsid="00129b41" officeooo:paragraph-rsid="0017cd91"/>
    </style:style>
    <style:style style:name="P5" style:family="paragraph" style:parent-style-name="Standard">
      <style:paragraph-properties fo:line-height="115%" fo:text-align="center" style:justify-single-word="false"/>
      <style:text-properties fo:color="#0066b3" fo:font-style="italic" officeooo:rsid="001772b1" officeooo:paragraph-rsid="0017cd91" style:font-style-asian="italic" style:font-style-complex="italic"/>
    </style:style>
    <style:style style:name="P6" style:family="paragraph" style:parent-style-name="Standard" style:master-page-name="">
      <style:paragraph-properties fo:line-height="115%" style:page-number="auto"/>
      <style:text-properties officeooo:rsid="0010faa8" officeooo:paragraph-rsid="0017cd91"/>
    </style:style>
    <style:style style:name="P7" style:family="paragraph">
      <loext:graphic-properties draw:fill="solid" draw:fill-color="#c0c0c0" draw:opacity="50%"/>
      <style:text-properties style:font-name="Liberation Sans1" fo:font-size="1pt"/>
    </style:style>
    <style:style style:name="T1" style:family="text">
      <style:text-properties fo:color="#ed1c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324cf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405d63"/>
    </style:style>
    <style:style style:name="T8" style:family="text">
      <style:text-properties style:text-underline-style="solid" style:text-underline-width="auto" style:text-underline-color="font-color" officeooo:rsid="0040eff3"/>
    </style:style>
    <style:style style:name="T9" style:family="text">
      <style:text-properties style:text-underline-style="solid" style:text-underline-width="auto" style:text-underline-color="font-color" officeooo:rsid="00410e5e"/>
    </style:style>
    <style:style style:name="T10" style:family="text">
      <style:text-properties style:text-underline-style="solid" style:text-underline-width="auto" style:text-underline-color="font-color" officeooo:rsid="001a20ad"/>
    </style:style>
    <style:style style:name="T11" style:family="text">
      <style:text-properties style:text-underline-style="solid" style:text-underline-width="auto" style:text-underline-color="font-color" officeooo:rsid="001b8e20"/>
    </style:style>
    <style:style style:name="T12" style:family="text">
      <style:text-properties style:text-underline-style="solid" style:text-underline-width="auto" style:text-underline-color="font-color" officeooo:rsid="001c5ede"/>
    </style:style>
    <style:style style:name="T13" style:family="text">
      <style:text-properties officeooo:rsid="001b8e20"/>
    </style:style>
    <style:style style:name="T14" style:family="text">
      <style:text-properties officeooo:rsid="001c5ede"/>
    </style:style>
    <style:style style:name="gr1" style:family="graphic">
      <style:graphic-properties draw:stroke="none" draw:fill="solid" draw:fill-color="#c0c0c0" draw:opacity="50%" draw:auto-grow-height="false" draw:auto-grow-width="false" fo:min-height="0.69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0.462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0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/text:p>
      <text:p text:style-name="P3">College Roll No. <text:span text:style-name="T5">_</text:span><text:span text:style-name="T7">2017CSC1061</text:span><text:span text:style-name="T5">_________</text:span><text:tab/>Unique Paper Code <text:span text:style-name="T6">_</text:span><text:span text:style-name="T8">3234</text:span><text:span text:style-name="T12">1602</text:span><text:span text:style-name="T6">___________</text:span></text:p>
      <text:p text:style-name="P3"/>
      <text:p text:style-name="P3">Paper Title: <text:span text:style-name="T6">____</text:span><text:span text:style-name="T12">Computer Graphics<text:tab/></text:span><text:span text:style-name="T11"><text:tab/><text:tab/><text:tab/><text:tab/><text:tab/> <text:s text:c="6"/></text:span><text:span text:style-name="T6">__ <text:s text:c="13"/>______</text:span></text:p>
      <text:p text:style-name="P3"/>
      <text:p text:style-name="P3">Course: B.Sc. <text:span text:style-name="T8">(H) <text:s text:c="2"/>Computer Science <text:s text:c="13"/></text:span>________________________________________</text:p>
      <text:p text:style-name="P3"/>
      <text:p text:style-name="P3">Name of the Student: <text:span text:style-name="T6">_________ <text:s/>_</text:span><text:span text:style-name="T8">Nitish Arya</text:span><text:span text:style-name="T6">________________________________________</text:span></text:p>
      <text:p text:style-name="P3"/>
      <text:p text:style-name="P3">Assignment File Name (copy and paste here) <text:span text:style-name="T6"><text:tab/></text:span><text:span text:style-name="T11">3234</text:span><text:span text:style-name="T12">1602_</text:span><text:span text:style-name="T11">2017CSC1061.zip</text:span><text:span text:style-name="T9"> <text:s text:c="18"/><text:tab/> <text:s/></text:span></text:p>
      <text:p text:style-name="P3"/>
      <text:p text:style-name="P3"/>
      <text:p text:style-name="P3">List of Files in the submitted Archive/Bundle in format ZIP / TAR / RAR / 7z <text:span text:style-name="T4">etc.</text:span></text:p>
      <text:p text:style-name="P3"/>
      <text:p text:style-name="P6">1.<text:tab/><text:span text:style-name="T14">first.cpp</text:span></text:p>
      <text:p text:style-name="P1">2.<text:tab/><text:span text:style-name="T14">CG_SetB_2017CSC1061.pdf</text:span></text:p>
      <text:p text:style-name="P1">3.<text:tab/><text:span text:style-name="T14">CG_SetB_FISH_2017CSC1061.mkv</text:span></text:p>
      <text:p text:style-name="P1">4.<text:tab/></text:p>
      <text:p text:style-name="P1">5.<text:tab/></text:p>
      <text:p text:style-name="P1">6.<text:tab/></text:p>
      <text:p text:style-name="P1">7.</text:p>
      <text:p text:style-name="P1">8.</text:p>
      <text:p text:style-name="P1">9.</text:p>
      <text:p text:style-name="P1">10.</text:p>
      <text:p text:style-name="P3"/>
      <text:p text:style-name="P3"/>
      <text:p text:style-name="P3">Archive Size in KB : <text:span text:style-name="T13">6758.4 (6.6 MB)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Important:</text:span> Email your completed /atttempted Assignment to <text:a xlink:type="simple" xlink:href="mailto:spe_cs@sgtbkhalsa.du.ac.in" text:style-name="Internet_20_link" text:visited-style-name="Visited_20_Internet_20_Link">spe_cs@sgtbkhalsa.du.ac.in</text:a> with <text:span text:style-name="T3">UniquePaperCode-CollegeRollNo</text:span> as title of email. For example if UniquePaper Code is 123456 and your College Roll No is 2017PSC1001, title of the email should be <text:span text:style-name="T1">123456-2017PSC1001</text:span> </text:p>
      <text:p text:style-name="P4"/>
      <text:p text:style-name="P4"/>
      <text:p text:style-name="P5">(convert this sheet, and may be other files to pdf or jpeg before mailing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0.69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0.462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0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0" draw:name="PowerPlusWaterMarkObject" draw:style-name="Mgr1" draw:text-style-name="MP1" svg:width="16.999cm" svg:height="0.69cm" draw:transform="rotate (0.785398163397448) translate (2.24543055555556cm 18.3647916666667cm)"><text:p>Practical Examination May June 2020 (By way of Assignment)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1" draw:name="PowerPlusWaterMarkObject" draw:style-name="Mgr1" draw:text-style-name="MP1" svg:width="16.999cm" svg:height="0.69cm" draw:transform="rotate (0.785398163397448)"><text:p>Practical Examination May June 2020 (By way of Assignment)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2" draw:name="PowerPlusWaterMarkObject" draw:style-name="Mgr1" draw:text-style-name="MP1" svg:width="16.999cm" svg:height="0.69cm" draw:transform="rotate (0.785398163397448)"><text:p>Practical Examination May June 2020 (By way of Assignment)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3" draw:name="PowerPlusWaterMarkObject" draw:style-name="Mgr1" draw:text-style-name="MP1" svg:width="16.999cm" svg:height="0.69cm" draw:transform="rotate (0.785398163397448)"><text:p>Practical Examination May June 2020 (By way of Assignment)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4" draw:name="PowerPlusWaterMarkObject" draw:style-name="Mgr2" draw:text-style-name="MP1" svg:width="11.399cm" svg:height="0.461cm" draw:transform="rotate (0.785398163397448)"><text:p>Practical Examination May June 2020 (By way of Assignment)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5" draw:name="PowerPlusWaterMarkObject" draw:style-name="Mgr1" draw:text-style-name="MP1" svg:width="16.999cm" svg:height="0.69cm" draw:transform="rotate (0.785398163397448)"><text:p>Practical Examination May June 2020 (By way of Assignment)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6" draw:name="PowerPlusWaterMarkObject" draw:style-name="Mgr3" draw:text-style-name="MP1" svg:width="17.999cm" svg:height="0.731cm" draw:transform="rotate (0.785398163397448)"><text:p>Practical Examination May June 2020 (By way of Assignment)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7" draw:name="PowerPlusWaterMarkObject" draw:style-name="Mgr1" draw:text-style-name="MP1" svg:width="16.999cm" svg:height="0.69cm" draw:transform="rotate (0.785398163397448)"><text:p>Practical Examination May June 2020 (By way of Assignment)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8" draw:name="PowerPlusWaterMarkObject" draw:style-name="Mgr1" draw:text-style-name="MP1" svg:width="16.999cm" svg:height="0.69cm" draw:transform="rotate (0.785398163397448)"><text:p>Practical Examination May June 2020 (By way of Assignment)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9" draw:name="PowerPlusWaterMarkObject" draw:style-name="Mgr1" draw:text-style-name="MP1" svg:width="16.999cm" svg:height="0.69cm" draw:transform="rotate (0.785398163397448)"><text:p>Practical Examination May June 2020 (By way of Assignment)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5:27:01.210252706</meta:creation-date>
    <dc:date>2020-06-20T23:17:17.366621082</dc:date>
    <meta:editing-duration>PT36M35S</meta:editing-duration>
    <meta:editing-cycles>10</meta:editing-cycles>
    <meta:generator>LibreOffice/6.2.8.2$Linux_X86_64 LibreOffice_project/20$Build-2</meta:generator>
    <meta:document-statistic meta:table-count="0" meta:image-count="0" meta:object-count="0" meta:page-count="1" meta:paragraph-count="20" meta:word-count="122" meta:character-count="963" meta:non-whitespace-character-count="788"/>
  </office:meta>
</office:document-meta>
</file>